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8cm" draw:fill-color="#b3b3b3" fo:padding-top="-0.01cm" fo:padding-bottom="-0.01cm" fo:padding-left="-0.01cm" fo:padding-right="-0.01cm"/>
    </style:style>
    <style:style style:name="gr2" style:family="graphic" style:parent-style-name="standard">
      <style:graphic-properties draw:stroke="none" svg:stroke-width="0.1cm"/>
    </style:style>
  </office:automatic-styles>
  <office:body>
    <office:drawing>
      <draw:page draw:name="page1" draw:style-name="dp1" draw:master-page-name="Default">
        <draw:g>
          <draw:glue-point draw:id="4" svg:x="-4.51cm" svg:y="0cm"/>
          <draw:glue-point draw:id="5" svg:x="-4.118cm" svg:y="0cm"/>
          <draw:glue-point draw:id="6" svg:x="-3.725cm" svg:y="0cm"/>
          <draw:glue-point draw:id="7" svg:x="-3.333cm" svg:y="0cm"/>
          <draw:glue-point draw:id="8" svg:x="-2.941cm" svg:y="0cm"/>
          <draw:glue-point draw:id="9" svg:x="-2.549cm" svg:y="0cm"/>
          <draw:glue-point draw:id="10" svg:x="-2.157cm" svg:y="0cm"/>
          <draw:glue-point draw:id="11" svg:x="-1.765cm" svg:y="0cm"/>
          <draw:glue-point draw:id="12" svg:x="-1.373cm" svg:y="0cm"/>
          <draw:glue-point draw:id="13" svg:x="-0.98cm" svg:y="0cm"/>
          <draw:glue-point draw:id="14" svg:x="-0.588cm" svg:y="0cm"/>
          <draw:glue-point draw:id="15" svg:x="-0.196cm" svg:y="0cm"/>
          <draw:glue-point draw:id="16" svg:x="0.196cm" svg:y="0cm"/>
          <draw:glue-point draw:id="17" svg:x="0.588cm" svg:y="0cm"/>
          <draw:glue-point draw:id="18" svg:x="0.98cm" svg:y="0cm"/>
          <draw:glue-point draw:id="19" svg:x="1.373cm" svg:y="0cm"/>
          <draw:glue-point draw:id="20" svg:x="1.765cm" svg:y="0cm"/>
          <draw:glue-point draw:id="21" svg:x="2.157cm" svg:y="0cm"/>
          <draw:glue-point draw:id="22" svg:x="2.549cm" svg:y="0cm"/>
          <draw:glue-point draw:id="23" svg:x="2.941cm" svg:y="0cm"/>
          <draw:glue-point draw:id="24" svg:x="3.333cm" svg:y="0cm"/>
          <draw:glue-point draw:id="25" svg:x="3.725cm" svg:y="0cm"/>
          <draw:glue-point draw:id="26" svg:x="4.118cm" svg:y="0cm"/>
          <draw:glue-point draw:id="27" svg:x="4.51cm" svg:y="0cm"/>
          <draw:glue-point draw:id="28" svg:x="0cm" svg:y="0cm"/>
          <draw:rect draw:style-name="gr1" draw:layer="layout" svg:width="28.333cm" svg:height="2cm" svg:x="0cm" svg:y="0cm">
            <text:p/>
          </draw:rect>
          <draw:rect draw:style-name="gr2" draw:layer="layout" svg:width="0.556cm" svg:height="0.533cm" svg:x="1.111cm" svg:y="0.733cm">
            <text:p/>
          </draw:rect>
          <draw:rect draw:style-name="gr2" draw:layer="layout" svg:width="0.556cm" svg:height="0.533cm" svg:x="2.222cm" svg:y="0.733cm">
            <text:p/>
          </draw:rect>
          <draw:rect draw:style-name="gr2" draw:layer="layout" svg:width="0.556cm" svg:height="0.533cm" svg:x="3.333cm" svg:y="0.733cm">
            <text:p/>
          </draw:rect>
          <draw:rect draw:style-name="gr2" draw:layer="layout" svg:width="0.556cm" svg:height="0.533cm" svg:x="4.444cm" svg:y="0.733cm">
            <text:p/>
          </draw:rect>
          <draw:rect draw:style-name="gr2" draw:layer="layout" svg:width="0.556cm" svg:height="0.533cm" svg:x="5.556cm" svg:y="0.733cm">
            <text:p/>
          </draw:rect>
          <draw:rect draw:style-name="gr2" draw:layer="layout" svg:width="0.556cm" svg:height="0.533cm" svg:x="6.667cm" svg:y="0.733cm">
            <text:p/>
          </draw:rect>
          <draw:rect draw:style-name="gr2" draw:layer="layout" svg:width="0.556cm" svg:height="0.533cm" svg:x="7.778cm" svg:y="0.733cm">
            <text:p/>
          </draw:rect>
          <draw:rect draw:style-name="gr2" draw:layer="layout" svg:width="0.556cm" svg:height="0.533cm" svg:x="8.889cm" svg:y="0.733cm">
            <text:p/>
          </draw:rect>
          <draw:rect draw:style-name="gr2" draw:layer="layout" svg:width="0.556cm" svg:height="0.533cm" svg:x="10cm" svg:y="0.733cm">
            <text:p/>
          </draw:rect>
          <draw:rect draw:style-name="gr2" draw:layer="layout" svg:width="0.556cm" svg:height="0.533cm" svg:x="11.111cm" svg:y="0.733cm">
            <text:p/>
          </draw:rect>
          <draw:rect draw:style-name="gr2" draw:layer="layout" svg:width="0.556cm" svg:height="0.533cm" svg:x="12.222cm" svg:y="0.733cm">
            <text:p/>
          </draw:rect>
          <draw:rect draw:style-name="gr2" draw:layer="layout" svg:width="0.556cm" svg:height="0.533cm" svg:x="13.333cm" svg:y="0.733cm">
            <text:p/>
          </draw:rect>
          <draw:rect draw:style-name="gr2" draw:layer="layout" svg:width="0.556cm" svg:height="0.533cm" svg:x="14.444cm" svg:y="0.733cm">
            <text:p/>
          </draw:rect>
          <draw:rect draw:style-name="gr2" draw:layer="layout" svg:width="0.556cm" svg:height="0.533cm" svg:x="15.556cm" svg:y="0.733cm">
            <text:p/>
          </draw:rect>
          <draw:rect draw:style-name="gr2" draw:layer="layout" svg:width="0.556cm" svg:height="0.533cm" svg:x="16.667cm" svg:y="0.733cm">
            <text:p/>
          </draw:rect>
          <draw:rect draw:style-name="gr2" draw:layer="layout" svg:width="0.556cm" svg:height="0.533cm" svg:x="17.778cm" svg:y="0.733cm">
            <text:p/>
          </draw:rect>
          <draw:rect draw:style-name="gr2" draw:layer="layout" svg:width="0.556cm" svg:height="0.533cm" svg:x="18.889cm" svg:y="0.733cm">
            <text:p/>
          </draw:rect>
          <draw:rect draw:style-name="gr2" draw:layer="layout" svg:width="0.556cm" svg:height="0.533cm" svg:x="20cm" svg:y="0.733cm">
            <text:p/>
          </draw:rect>
          <draw:rect draw:style-name="gr2" draw:layer="layout" svg:width="0.556cm" svg:height="0.533cm" svg:x="21.111cm" svg:y="0.733cm">
            <text:p/>
          </draw:rect>
          <draw:rect draw:style-name="gr2" draw:layer="layout" svg:width="0.556cm" svg:height="0.533cm" svg:x="22.222cm" svg:y="0.733cm">
            <text:p/>
          </draw:rect>
          <draw:rect draw:style-name="gr2" draw:layer="layout" svg:width="0.556cm" svg:height="0.533cm" svg:x="23.333cm" svg:y="0.733cm">
            <text:p/>
          </draw:rect>
          <draw:rect draw:style-name="gr2" draw:layer="layout" svg:width="0.556cm" svg:height="0.533cm" svg:x="24.444cm" svg:y="0.733cm">
            <text:p/>
          </draw:rect>
          <draw:rect draw:style-name="gr2" draw:layer="layout" svg:width="0.556cm" svg:height="0.533cm" svg:x="25.556cm" svg:y="0.733cm">
            <text:p/>
          </draw:rect>
          <draw:rect draw:style-name="gr2" draw:layer="layout" svg:width="0.556cm" svg:height="0.533cm" svg:x="26.667cm" svg:y="0.73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Network - Patch Panel</dc:title>
    <meta:creation-date>2011-02-07T17:13:14</meta:creation-date>
    <meta:editing-duration>P0D</meta:editing-duration>
    <meta:editing-cycles>1</meta:editing-cycles>
    <meta:document-statistic meta:object-count="26"/>
    <meta:generator>OpenOffice.org/3.3$Linux OpenOffice.org_project/330m20$Build-9567</meta:generator>
  </office:meta>
</office:document-meta>
</file>